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210.95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4_avg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792452830188679" calcext:value-type="float">
            <text:p>0.79245283018867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9474940334128878]</text:p>
          </table:table-cell>
          <table:table-cell office:value-type="string" calcext:value-type="string">
            <text:p>[12]</text:p>
          </table:table-cell>
          <table:table-cell office:value-type="float" office:value="0.449151726844462" calcext:value-type="float">
            <text:p>0.449151726844462</text:p>
          </table:table-cell>
          <table:table-cell office:value-type="float" office:value="0.200604836900435" calcext:value-type="float">
            <text:p>0.200604836900435</text:p>
          </table:table-cell>
          <table:table-cell office:value-type="float" office:value="0.611575129158815" calcext:value-type="float">
            <text:p>0.611575129158815</text:p>
          </table:table-cell>
          <table:table-cell office:value-type="float" office:value="0.310821705256398" calcext:value-type="float">
            <text:p>0.310821705256398</text:p>
          </table:table-cell>
          <table:table-cell office:value-type="float" office:value="0.673605236062198" calcext:value-type="float">
            <text:p>0.673605236062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202898550724636]</text:p>
          </table:table-cell>
          <table:table-cell office:value-type="string" calcext:value-type="string">
            <text:p>[19]</text:p>
          </table:table-cell>
          <table:table-cell office:value-type="float" office:value="0.55354904442003" calcext:value-type="float">
            <text:p>0.55354904442003</text:p>
          </table:table-cell>
          <table:table-cell office:value-type="float" office:value="0.309513435026918" calcext:value-type="float">
            <text:p>0.309513435026918</text:p>
          </table:table-cell>
          <table:table-cell office:value-type="float" office:value="0.762458562482675" calcext:value-type="float">
            <text:p>0.762458562482675</text:p>
          </table:table-cell>
          <table:table-cell office:value-type="float" office:value="0.406662586993041" calcext:value-type="float">
            <text:p>0.406662586993041</text:p>
          </table:table-cell>
          <table:table-cell office:value-type="float" office:value="0.735561593177487" calcext:value-type="float">
            <text:p>0.7355615931774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48663101604278" calcext:value-type="float">
            <text:p>0.7486631016042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878281622911695]</text:p>
          </table:table-cell>
          <table:table-cell office:value-type="string" calcext:value-type="string">
            <text:p>[7]</text:p>
          </table:table-cell>
          <table:table-cell office:value-type="float" office:value="0.567542271611741" calcext:value-type="float">
            <text:p>0.567542271611741</text:p>
          </table:table-cell>
          <table:table-cell office:value-type="float" office:value="0.294978632478632" calcext:value-type="float">
            <text:p>0.294978632478632</text:p>
          </table:table-cell>
          <table:table-cell office:value-type="float" office:value="0.725162168430387" calcext:value-type="float">
            <text:p>0.725162168430387</text:p>
          </table:table-cell>
          <table:table-cell office:value-type="float" office:value="0.517560852671708" calcext:value-type="float">
            <text:p>0.517560852671708</text:p>
          </table:table-cell>
          <table:table-cell office:value-type="float" office:value="0.732467432866237" calcext:value-type="float">
            <text:p>0.7324674328662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8']</text:p>
          </table:table-cell>
          <table:table-cell office:value-type="string" calcext:value-type="string">
            <text:p>[0.8472553699284008]</text:p>
          </table:table-cell>
          <table:table-cell office:value-type="string" calcext:value-type="string">
            <text:p>[7]</text:p>
          </table:table-cell>
          <table:table-cell office:value-type="float" office:value="0.723921532227187" calcext:value-type="float">
            <text:p>0.723921532227187</text:p>
          </table:table-cell>
          <table:table-cell office:value-type="float" office:value="0.742447887126345" calcext:value-type="float">
            <text:p>0.742447887126345</text:p>
          </table:table-cell>
          <table:table-cell office:value-type="float" office:value="0.762337080042783" calcext:value-type="float">
            <text:p>0.762337080042783</text:p>
          </table:table-cell>
          <table:table-cell office:value-type="float" office:value="0.629381938091919" calcext:value-type="float">
            <text:p>0.629381938091919</text:p>
          </table:table-cell>
          <table:table-cell office:value-type="float" office:value="0.761519223647699" calcext:value-type="float">
            <text:p>0.7615192236476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818461538461538" calcext:value-type="float">
            <text:p>0.8184615384615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6', '7']</text:p>
          </table:table-cell>
          <table:table-cell office:value-type="string" calcext:value-type="string">
            <text:p>[0.8591885441527446, 0.8591885441527446]</text:p>
          </table:table-cell>
          <table:table-cell office:value-type="string" calcext:value-type="string">
            <text:p>[7, 7]</text:p>
          </table:table-cell>
          <table:table-cell office:value-type="float" office:value="0.787685652880696" calcext:value-type="float">
            <text:p>0.787685652880696</text:p>
          </table:table-cell>
          <table:table-cell office:value-type="float" office:value="0.798761067098133" calcext:value-type="float">
            <text:p>0.798761067098133</text:p>
          </table:table-cell>
          <table:table-cell office:value-type="float" office:value="0.801256745357692" calcext:value-type="float">
            <text:p>0.801256745357692</text:p>
          </table:table-cell>
          <table:table-cell office:value-type="float" office:value="0.75334936381448" calcext:value-type="float">
            <text:p>0.75334936381448</text:p>
          </table:table-cell>
          <table:table-cell office:value-type="float" office:value="0.797375435252478" calcext:value-type="float">
            <text:p>0.7973754352524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331742243436754]</text:p>
          </table:table-cell>
          <table:table-cell office:value-type="string" calcext:value-type="string">
            <text:p>[23]</text:p>
          </table:table-cell>
          <table:table-cell office:value-type="float" office:value="0.1425925028863" calcext:value-type="float">
            <text:p>0.1425925028863</text:p>
          </table:table-cell>
          <table:table-cell office:value-type="float" office:value="0.0850877192982456" calcext:value-type="float">
            <text:p>0.085087719298246</text:p>
          </table:table-cell>
          <table:table-cell office:value-type="float" office:value="0.132584510055627" calcext:value-type="float">
            <text:p>0.132584510055627</text:p>
          </table:table-cell>
          <table:table-cell office:value-type="float" office:value="0.0350877192982456" calcext:value-type="float">
            <text:p>0.035087719298246</text:p>
          </table:table-cell>
          <table:table-cell office:value-type="float" office:value="0.317610062893082" calcext:value-type="float">
            <text:p>0.3176100628930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791808873720136" calcext:value-type="float">
            <text:p>0.7918088737201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544152744630071]</text:p>
          </table:table-cell>
          <table:table-cell office:value-type="string" calcext:value-type="string">
            <text:p>[9]</text:p>
          </table:table-cell>
          <table:table-cell office:value-type="float" office:value="0.754666334653018" calcext:value-type="float">
            <text:p>0.754666334653018</text:p>
          </table:table-cell>
          <table:table-cell office:value-type="float" office:value="0.746023533872627" calcext:value-type="float">
            <text:p>0.746023533872627</text:p>
          </table:table-cell>
          <table:table-cell office:value-type="float" office:value="0.772350070971655" calcext:value-type="float">
            <text:p>0.772350070971655</text:p>
          </table:table-cell>
          <table:table-cell office:value-type="float" office:value="0.736624220100276" calcext:value-type="float">
            <text:p>0.736624220100276</text:p>
          </table:table-cell>
          <table:table-cell office:value-type="float" office:value="0.763667513667514" calcext:value-type="float">
            <text:p>0.7636675136675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01223241590214" calcext:value-type="float">
            <text:p>0.8012232415902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448687350835322]</text:p>
          </table:table-cell>
          <table:table-cell office:value-type="string" calcext:value-type="string">
            <text:p>[4]</text:p>
          </table:table-cell>
          <table:table-cell office:value-type="float" office:value="0.760811432992469" calcext:value-type="float">
            <text:p>0.760811432992469</text:p>
          </table:table-cell>
          <table:table-cell office:value-type="float" office:value="0.750471009373087" calcext:value-type="float">
            <text:p>0.750471009373087</text:p>
          </table:table-cell>
          <table:table-cell office:value-type="float" office:value="0.777791894629195" calcext:value-type="float">
            <text:p>0.777791894629195</text:p>
          </table:table-cell>
          <table:table-cell office:value-type="float" office:value="0.730648323103126" calcext:value-type="float">
            <text:p>0.730648323103126</text:p>
          </table:table-cell>
          <table:table-cell office:value-type="float" office:value="0.784334504864468" calcext:value-type="float">
            <text:p>0.7843345048644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14102564102564" calcext:value-type="float">
            <text:p>0.8141025641025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5']</text:p>
          </table:table-cell>
          <table:table-cell office:value-type="string" calcext:value-type="string">
            <text:p>[0.8615751789976134]</text:p>
          </table:table-cell>
          <table:table-cell office:value-type="string" calcext:value-type="string">
            <text:p>[3]</text:p>
          </table:table-cell>
          <table:table-cell office:value-type="float" office:value="0.779419746799339" calcext:value-type="float">
            <text:p>0.779419746799339</text:p>
          </table:table-cell>
          <table:table-cell office:value-type="float" office:value="0.785155596134825" calcext:value-type="float">
            <text:p>0.785155596134825</text:p>
          </table:table-cell>
          <table:table-cell office:value-type="float" office:value="0.767709489556565" calcext:value-type="float">
            <text:p>0.767709489556565</text:p>
          </table:table-cell>
          <table:table-cell office:value-type="float" office:value="0.762888060747126" calcext:value-type="float">
            <text:p>0.762888060747126</text:p>
          </table:table-cell>
          <table:table-cell office:value-type="float" office:value="0.801925840758839" calcext:value-type="float">
            <text:p>0.8019258407588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6']</text:p>
          </table:table-cell>
          <table:table-cell office:value-type="string" calcext:value-type="string">
            <text:p>[0.8615751789976134]</text:p>
          </table:table-cell>
          <table:table-cell office:value-type="string" calcext:value-type="string">
            <text:p>[11]</text:p>
          </table:table-cell>
          <table:table-cell office:value-type="float" office:value="0.806359471287906" calcext:value-type="float">
            <text:p>0.806359471287906</text:p>
          </table:table-cell>
          <table:table-cell office:value-type="float" office:value="0.803972528110459" calcext:value-type="float">
            <text:p>0.803972528110459</text:p>
          </table:table-cell>
          <table:table-cell office:value-type="float" office:value="0.810523446912418" calcext:value-type="float">
            <text:p>0.810523446912418</text:p>
          </table:table-cell>
          <table:table-cell office:value-type="float" office:value="0.787660865211886" calcext:value-type="float">
            <text:p>0.787660865211886</text:p>
          </table:table-cell>
          <table:table-cell office:value-type="float" office:value="0.823281044916861" calcext:value-type="float">
            <text:p>0.8232810449168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46361185983828" calcext:value-type="float">
            <text:p>0.8463611859838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4']</text:p>
          </table:table-cell>
          <table:table-cell office:value-type="string" calcext:value-type="string">
            <text:p>[0.8639618138424822]</text:p>
          </table:table-cell>
          <table:table-cell office:value-type="string" calcext:value-type="string">
            <text:p>[12]</text:p>
          </table:table-cell>
          <table:table-cell office:value-type="float" office:value="0.818336497766143" calcext:value-type="float">
            <text:p>0.818336497766143</text:p>
          </table:table-cell>
          <table:table-cell office:value-type="float" office:value="0.82215883528658" calcext:value-type="float">
            <text:p>0.82215883528658</text:p>
          </table:table-cell>
          <table:table-cell office:value-type="float" office:value="0.82939898985495" calcext:value-type="float">
            <text:p>0.82939898985495</text:p>
          </table:table-cell>
          <table:table-cell office:value-type="float" office:value="0.795872150157143" calcext:value-type="float">
            <text:p>0.795872150157143</text:p>
          </table:table-cell>
          <table:table-cell office:value-type="float" office:value="0.825916015765899" calcext:value-type="float">
            <text:p>0.8259160157658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54748603351955" calcext:value-type="float">
            <text:p>0.8547486033519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8']</text:p>
          </table:table-cell>
          <table:table-cell office:value-type="string" calcext:value-type="string">
            <text:p>[0.8758949880668258]</text:p>
          </table:table-cell>
          <table:table-cell office:value-type="string" calcext:value-type="string">
            <text:p>[6]</text:p>
          </table:table-cell>
          <table:table-cell office:value-type="float" office:value="0.811872746008241" calcext:value-type="float">
            <text:p>0.811872746008241</text:p>
          </table:table-cell>
          <table:table-cell office:value-type="float" office:value="0.806935485721545" calcext:value-type="float">
            <text:p>0.806935485721545</text:p>
          </table:table-cell>
          <table:table-cell office:value-type="float" office:value="0.841432288215141" calcext:value-type="float">
            <text:p>0.841432288215141</text:p>
          </table:table-cell>
          <table:table-cell office:value-type="float" office:value="0.793993097161694" calcext:value-type="float">
            <text:p>0.793993097161694</text:p>
          </table:table-cell>
          <table:table-cell office:value-type="float" office:value="0.805130112934585" calcext:value-type="float">
            <text:p>0.8051301129345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815068493150685" calcext:value-type="float">
            <text:p>0.81506849315068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11217183770883]</text:p>
          </table:table-cell>
          <table:table-cell office:value-type="string" calcext:value-type="string">
            <text:p>[9]</text:p>
          </table:table-cell>
          <table:table-cell office:value-type="float" office:value="0.768090663537202" calcext:value-type="float">
            <text:p>0.768090663537202</text:p>
          </table:table-cell>
          <table:table-cell office:value-type="float" office:value="0.764123891011166" calcext:value-type="float">
            <text:p>0.764123891011166</text:p>
          </table:table-cell>
          <table:table-cell office:value-type="float" office:value="0.77941575770819" calcext:value-type="float">
            <text:p>0.77941575770819</text:p>
          </table:table-cell>
          <table:table-cell office:value-type="float" office:value="0.741702272281322" calcext:value-type="float">
            <text:p>0.741702272281322</text:p>
          </table:table-cell>
          <table:table-cell office:value-type="float" office:value="0.787120733148131" calcext:value-type="float">
            <text:p>0.7871207331481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486646884273" calcext:value-type="float">
            <text:p>0.848664688427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782816229116945]</text:p>
          </table:table-cell>
          <table:table-cell office:value-type="string" calcext:value-type="string">
            <text:p>[7]</text:p>
          </table:table-cell>
          <table:table-cell office:value-type="float" office:value="0.805544110159539" calcext:value-type="float">
            <text:p>0.805544110159539</text:p>
          </table:table-cell>
          <table:table-cell office:value-type="float" office:value="0.783587794207568" calcext:value-type="float">
            <text:p>0.783587794207568</text:p>
          </table:table-cell>
          <table:table-cell office:value-type="float" office:value="0.820159027963906" calcext:value-type="float">
            <text:p>0.820159027963906</text:p>
          </table:table-cell>
          <table:table-cell office:value-type="float" office:value="0.791362179583062" calcext:value-type="float">
            <text:p>0.791362179583062</text:p>
          </table:table-cell>
          <table:table-cell office:value-type="float" office:value="0.827067438883621" calcext:value-type="float">
            <text:p>0.8270674388836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7']</text:p>
          </table:table-cell>
          <table:table-cell office:value-type="string" calcext:value-type="string">
            <text:p>[0.8357487922705314]</text:p>
          </table:table-cell>
          <table:table-cell office:value-type="string" calcext:value-type="string">
            <text:p>[5]</text:p>
          </table:table-cell>
          <table:table-cell office:value-type="float" office:value="0.756252320735586" calcext:value-type="float">
            <text:p>0.756252320735586</text:p>
          </table:table-cell>
          <table:table-cell office:value-type="float" office:value="0.745950548588079" calcext:value-type="float">
            <text:p>0.745950548588079</text:p>
          </table:table-cell>
          <table:table-cell office:value-type="float" office:value="0.776386339463753" calcext:value-type="float">
            <text:p>0.776386339463753</text:p>
          </table:table-cell>
          <table:table-cell office:value-type="float" office:value="0.747385650648406" calcext:value-type="float">
            <text:p>0.747385650648406</text:p>
          </table:table-cell>
          <table:table-cell office:value-type="float" office:value="0.755286744242105" calcext:value-type="float">
            <text:p>0.75528674424210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785978318580056" calcext:value-type="float">
            <text:p>0.785978318580056</text:p>
          </table:table-cell>
          <table:table-cell table:number-columns-repeated="5"/>
          <table:table-cell table:formula="of:=AVERAGE([.I2:.I16])" office:value-type="float" office:value="0.685719736987324" calcext:value-type="float">
            <text:p>0.685719736987324</text:p>
          </table:table-cell>
          <table:table-cell table:formula="of:=AVERAGE([.J2:.J16])" office:value-type="float" office:value="0.62931818668231" calcext:value-type="float">
            <text:p>0.62931818668231</text:p>
          </table:table-cell>
          <table:table-cell table:formula="of:=AVERAGE([.K2:.K16])" office:value-type="float" office:value="0.731369433386917" calcext:value-type="float">
            <text:p>0.731369433386917</text:p>
          </table:table-cell>
          <table:table-cell table:formula="of:=AVERAGE([.L2:.L16])" office:value-type="float" office:value="0.636066732341322" calcext:value-type="float">
            <text:p>0.636066732341322</text:p>
          </table:table-cell>
          <table:table-cell table:formula="of:=AVERAGE([.M2:.M16])" office:value-type="float" office:value="0.746124595538747" calcext:value-type="float">
            <text:p>0.746124595538747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854748603351955" calcext:value-type="float">
            <text:p>0.85474860335195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0849954691071303" calcext:value-type="float">
            <text:p>0.08499546910713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Sequence 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2T08:17:23.664813805</dc:date>
    <meta:editing-duration>PT8M54S</meta:editing-duration>
    <meta:editing-cycles>2</meta:editing-cycles>
    <meta:generator>LibreOffice/6.0.7.3$Linux_X86_64 LibreOffice_project/00m0$Build-3</meta:generator>
    <meta:document-statistic meta:table-count="1" meta:cell-count="221" meta:object-count="0"/>
  </office:meta>
</office:document-meta>
</file>